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468f" officeooo:paragraph-rsid="0010468f"/>
    </style:style>
    <style:style style:name="P2" style:family="paragraph" style:parent-style-name="Text_20_body">
      <style:text-properties officeooo:rsid="0013459b" officeooo:paragraph-rsid="0014bc84"/>
    </style:style>
    <style:style style:name="P3" style:family="paragraph" style:parent-style-name="Text_20_body">
      <style:text-properties officeooo:rsid="0013459b" officeooo:paragraph-rsid="00168862"/>
    </style:style>
    <style:style style:name="P4" style:family="paragraph" style:parent-style-name="Standard">
      <style:text-properties officeooo:rsid="0013459b" officeooo:paragraph-rsid="0010468f"/>
    </style:style>
    <style:style style:name="P5" style:family="paragraph" style:parent-style-name="Standard">
      <style:text-properties officeooo:rsid="0010468f" officeooo:paragraph-rsid="00168862"/>
    </style:style>
    <style:style style:name="P6" style:family="paragraph" style:parent-style-name="Standard">
      <style:text-properties officeooo:rsid="0010468f" officeooo:paragraph-rsid="0017c347"/>
    </style:style>
    <style:style style:name="P7" style:family="paragraph" style:parent-style-name="Standard">
      <style:paragraph-properties fo:break-before="page"/>
      <style:text-properties officeooo:rsid="0010468f" officeooo:paragraph-rsid="0010468f"/>
    </style:style>
    <style:style style:name="T1" style:family="text">
      <style:text-properties fo:font-weight="normal" officeooo:rsid="05a3d4ef" fo:background-color="transparent" style:font-weight-asian="normal" style:font-weight-complex="normal"/>
    </style:style>
    <style:style style:name="T2" style:family="text">
      <style:text-properties fo:font-weight="normal" officeooo:rsid="02c36fcb" fo:background-color="#ffff00" style:font-weight-asian="normal" style:font-weight-complex="normal"/>
    </style:style>
    <style:style style:name="T3" style:family="text">
      <style:text-properties fo:font-weight="normal" officeooo:rsid="05a3d4ef" fo:background-color="#ffff00" style:font-weight-asian="normal" style:font-weight-complex="normal"/>
    </style:style>
    <style:style style:name="T4" style:family="text">
      <style:text-properties fo:font-weight="normal" officeooo:rsid="05a3dea2" fo:background-color="#ffff00" style:font-weight-asian="normal" style:font-weight-complex="normal"/>
    </style:style>
    <style:style style:name="T5" style:family="text">
      <style:text-properties fo:font-weight="normal" officeooo:rsid="00168862" fo:background-color="#ffff00" style:font-weight-asian="normal" style:font-weight-complex="normal"/>
    </style:style>
    <style:style style:name="T6" style:family="text">
      <style:text-properties officeooo:rsid="00168862"/>
    </style:style>
    <style:style style:name="T7" style:family="text">
      <style:text-properties officeooo:rsid="0017c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e 1</text:p>
      <text:p text:style-name="P1"/>
      <text:p text:style-name="P4">Note why the lines are not parallel.</text:p>
      <text:p text:style-name="P4"/>
      <text:p text:style-name="P2"><text:span text:style-name="T1">Error bars indicate </text:span><text:span text:style-name="T2">within-subject </text:span><text:span text:style-name="T3">alpha-corrected </text:span><text:span text:style-name="T2">confidence intervals </text:span><text:span text:style-name="T4">(critical value is 2.64)</text:span><text:span text:style-name="T2">, as obtained by the method described by Cousineau </text:span><text:reference-mark-start text:name="ZOTERO_ITEM CSL_CITATION {&quot;citationID&quot;:&quot;m5rDTmCl&quot;,&quot;properties&quot;:{&quot;formattedCitation&quot;:&quot;(2005)&quot;,&quot;plainCitation&quot;:&quot;(2005)&quot;},&quot;citationItems&quot;:[{&quot;id&quot;:871,&quot;uris&quot;:[&quot;http://zotero.org/users/local/OLmfyFPR/items/Q4W8Q39F&quot;],&quot;uri&quot;:[&quot;http://zotero.org/users/local/OLmfyFPR/items/Q4W8Q39F&quot;],&quot;itemData&quot;:{&quot;id&quot;:871,&quot;type&quot;:&quot;article-journal&quot;,&quot;title&quot;:&quot;Confidence intervals in within-subject designs: A simpler solution to Loftus and Masson’s method&quot;,&quot;container-title&quot;:&quot;Tutorial in Quantitative Methods for Psychology&quot;,&quot;page&quot;:&quot;42–45&quot;,&quot;volume&quot;:&quot;1&quot;,&quot;issue&quot;:&quot;1&quot;,&quot;source&quot;:&quot;Google Scholar&quot;,&quot;shortTitle&quot;:&quot;Confidence intervals in within-subject designs&quot;,&quot;author&quot;:[{&quot;family&quot;:&quot;Cousineau&quot;,&quot;given&quot;:&quot;D.&quot;}],&quot;issued&quot;:{&quot;date-parts&quot;:[[&quot;2005&quot;]]}},&quot;suppress-author&quot;:true}],&quot;schema&quot;:&quot;https://github.com/citation-style-language/schema/raw/master/csl-citation.json&quot;} RNDPXffRe62hm"/><text:span text:style-name="T2">(2005)</text:span><text:reference-mark-end text:name="ZOTERO_ITEM CSL_CITATION {&quot;citationID&quot;:&quot;m5rDTmCl&quot;,&quot;properties&quot;:{&quot;formattedCitation&quot;:&quot;(2005)&quot;,&quot;plainCitation&quot;:&quot;(2005)&quot;},&quot;citationItems&quot;:[{&quot;id&quot;:871,&quot;uris&quot;:[&quot;http://zotero.org/users/local/OLmfyFPR/items/Q4W8Q39F&quot;],&quot;uri&quot;:[&quot;http://zotero.org/users/local/OLmfyFPR/items/Q4W8Q39F&quot;],&quot;itemData&quot;:{&quot;id&quot;:871,&quot;type&quot;:&quot;article-journal&quot;,&quot;title&quot;:&quot;Confidence intervals in within-subject designs: A simpler solution to Loftus and Masson’s method&quot;,&quot;container-title&quot;:&quot;Tutorial in Quantitative Methods for Psychology&quot;,&quot;page&quot;:&quot;42–45&quot;,&quot;volume&quot;:&quot;1&quot;,&quot;issue&quot;:&quot;1&quot;,&quot;source&quot;:&quot;Google Scholar&quot;,&quot;shortTitle&quot;:&quot;Confidence intervals in within-subject designs&quot;,&quot;author&quot;:[{&quot;family&quot;:&quot;Cousineau&quot;,&quot;given&quot;:&quot;D.&quot;}],&quot;issued&quot;:{&quot;date-parts&quot;:[[&quot;2005&quot;]]}},&quot;suppress-author&quot;:true}],&quot;schema&quot;:&quot;https://github.com/citation-style-language/schema/raw/master/csl-citation.json&quot;} RNDPXffRe62hm"/><text:span text:style-name="T2">.</text:span></text:p>
      <text:p text:style-name="P2"><text:span text:style-name="T2"/></text:p>
      <text:p text:style-name="P3"><text:span text:style-name="T5"/></text:p>
      <text:p text:style-name="P7">Figure 2</text:p>
      <text:p text:style-name="P6"><text:span text:style-name="T7">Also bin second saccade. Don't show thi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4:48:55</meta:creation-date>
    <meta:generator>LibreOffice/4.0.2.2$Linux_X86_64 LibreOffice_project/400m0$Build-2</meta:generator>
    <dc:date>2013-10-09T16:41:14</dc:date>
    <meta:editing-duration>P0D</meta:editing-duration>
    <meta:editing-cycles>3</meta:editing-cycles>
    <meta:document-statistic meta:table-count="0" meta:image-count="0" meta:object-count="0" meta:page-count="2" meta:paragraph-count="5" meta:word-count="38" meta:character-count="248" meta:non-whitespace-character-count="215"/>
  </office:meta>
</office:document-meta>
</file>